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4pt" fo:font-weight="bold" officeooo:rsid="000fcf11" officeooo:paragraph-rsid="000fcf11"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ans" fo:font-size="14pt" fo:font-weight="bold" officeooo:rsid="000fcf11" officeooo:paragraph-rsid="000fcf11"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ans" fo:font-size="14pt" fo:font-weight="bold" officeooo:rsid="001c21df" officeooo:paragraph-rsid="001c21df"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ans" fo:font-size="14pt" fo:font-weight="bold" officeooo:rsid="001c21df" officeooo:paragraph-rsid="001c21df"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ans" fo:font-size="14pt" fo:font-weight="bold" officeooo:rsid="001321c1" officeooo:paragraph-rsid="001321c1"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Liberation Sans" fo:font-size="14pt" fo:font-weight="bold" officeooo:rsid="00120179" officeooo:paragraph-rsid="00120179"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Liberation Sans" fo:font-size="14pt" fo:font-weight="normal" officeooo:rsid="000fcf11" officeooo:paragraph-rsid="000fcf11"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Sans" fo:font-size="14pt" fo:font-weight="normal" officeooo:rsid="00104d17" officeooo:paragraph-rsid="00104d17"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Liberation Sans" fo:font-size="14pt" fo:font-weight="normal" officeooo:rsid="00120179" officeooo:paragraph-rsid="001321c1"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Liberation Sans" fo:font-size="14pt" fo:font-weight="normal" officeooo:rsid="00120179" officeooo:paragraph-rsid="00120179"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ans" fo:font-size="14pt" fo:font-weight="normal" officeooo:rsid="001321c1" officeooo:paragraph-rsid="001321c1"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ans" fo:font-size="14pt" fo:font-weight="normal" officeooo:rsid="001c21df" officeooo:paragraph-rsid="001c21d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ans" fo:font-size="14pt" fo:font-weight="normal" officeooo:rsid="001d0a4e" officeooo:paragraph-rsid="001d0a4e"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ans" fo:font-size="14pt" fo:font-weight="normal" officeooo:rsid="001d5dff" officeooo:paragraph-rsid="001d5df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Liberation Sans" fo:font-size="14pt" fo:font-weight="normal" officeooo:rsid="001d5dff" officeooo:paragraph-rsid="001e70ca"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Liberation Sans" fo:font-size="14pt" fo:font-weight="normal" officeooo:rsid="001e70ca" officeooo:paragraph-rsid="001e70ca"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ans" fo:font-size="14pt" fo:font-weight="normal" officeooo:rsid="001e70ca" officeooo:paragraph-rsid="001321c1"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ans" fo:font-size="14pt" fo:font-weight="normal" officeooo:rsid="001e70ca" officeooo:paragraph-rsid="001ed43f"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ans" fo:font-size="14pt" officeooo:paragraph-rsid="000fcf11" style:font-size-asian="14pt" style:font-size-complex="14pt"/>
    </style:style>
    <style:style style:name="P20" style:family="paragraph" style:parent-style-name="Standard">
      <style:paragraph-properties fo:text-align="start" style:justify-single-word="false"/>
      <style:text-properties style:font-name="Liberation Sans" fo:font-size="12.75pt" fo:font-weight="normal" officeooo:rsid="0010fa5c" officeooo:paragraph-rsid="0010fa5c" style:font-weight-asian="normal" style:font-weight-complex="normal"/>
    </style:style>
    <style:style style:name="P21" style:family="paragraph" style:parent-style-name="Standard">
      <style:paragraph-properties fo:text-align="center" style:justify-single-word="false"/>
      <style:text-properties style:font-name="sans-serif" fo:font-size="14pt" fo:font-weight="bold" officeooo:rsid="001c21df" officeooo:paragraph-rsid="001c21df" style:font-size-asian="14pt" style:font-weight-asian="bold" style:font-size-complex="14pt" style:font-weight-complex="bold"/>
    </style:style>
    <style:style style:name="P22" style:family="paragraph" style:parent-style-name="Standard" style:list-style-name="L1">
      <style:paragraph-properties fo:text-align="start" style:justify-single-word="false"/>
      <style:text-properties style:font-name="Liberation Sans" fo:font-size="14pt" fo:font-weight="normal" officeooo:rsid="00104d17" officeooo:paragraph-rsid="00104d17" style:font-size-asian="14pt" style:font-weight-asian="normal" style:font-size-complex="14pt" style:font-weight-complex="normal"/>
    </style:style>
    <style:style style:name="P23" style:family="paragraph" style:parent-style-name="Standard" style:list-style-name="L2">
      <style:paragraph-properties fo:text-align="start" style:justify-single-word="false"/>
      <style:text-properties style:font-name="Liberation Sans" fo:font-size="14pt" fo:font-weight="normal" officeooo:rsid="001c21df" officeooo:paragraph-rsid="001c21df" style:font-size-asian="12.25pt" style:font-weight-asian="normal" style:font-size-complex="14pt" style:font-weight-complex="normal"/>
    </style:style>
    <style:style style:name="P24" style:family="paragraph" style:parent-style-name="Standard" style:list-style-name="L2">
      <style:paragraph-properties fo:text-align="start" style:justify-single-word="false"/>
      <style:text-properties style:font-name="Liberation Sans" fo:font-size="14pt" fo:font-weight="normal" officeooo:rsid="001d0a4e" officeooo:paragraph-rsid="001d0a4e" style:font-size-asian="12.25pt" style:font-weight-asian="normal" style:font-size-complex="14pt" style:font-weight-complex="normal"/>
    </style:style>
    <style:style style:name="P25" style:family="paragraph" style:parent-style-name="Standard" style:list-style-name="L3">
      <style:paragraph-properties fo:text-align="start" style:justify-single-word="false"/>
      <style:text-properties style:font-name="Liberation Sans" fo:font-size="14pt" fo:font-weight="normal" officeooo:rsid="001d0a4e" officeooo:paragraph-rsid="001d0a4e" style:font-size-asian="12.25pt" style:font-weight-asian="normal" style:font-size-complex="14pt" style:font-weight-complex="normal"/>
    </style:style>
    <style:style style:name="P26" style:family="paragraph" style:parent-style-name="Standard" style:list-style-name="L3">
      <style:paragraph-properties fo:text-align="start" style:justify-single-word="false"/>
      <style:text-properties style:font-name="Liberation Sans" fo:font-size="14pt" fo:font-weight="normal" officeooo:rsid="001d0a4e" officeooo:paragraph-rsid="001d5dff" style:font-size-asian="12.25pt" style:font-weight-asian="normal" style:font-size-complex="14pt" style:font-weight-complex="normal"/>
    </style:style>
    <style:style style:name="P27" style:family="paragraph" style:parent-style-name="Standard" style:list-style-name="L4">
      <style:paragraph-properties fo:text-align="start" style:justify-single-word="false"/>
      <style:text-properties style:font-name="Liberation Sans" fo:font-size="14pt" fo:font-weight="normal" officeooo:rsid="001e70ca" officeooo:paragraph-rsid="001e70ca" style:font-size-asian="12.25pt" style:font-weight-asian="normal" style:font-size-complex="14pt" style:font-weight-complex="normal"/>
    </style:style>
    <style:style style:name="P28" style:family="paragraph" style:parent-style-name="Standard" style:list-style-name="L5">
      <style:paragraph-properties fo:text-align="start" style:justify-single-word="false"/>
      <style:text-properties style:font-name="Liberation Sans" fo:font-size="14pt" fo:font-weight="normal" officeooo:rsid="001e70ca" officeooo:paragraph-rsid="001ed43f" style:font-size-asian="12.25pt" style:font-weight-asian="normal" style:font-size-complex="14pt" style:font-weight-complex="normal"/>
    </style:style>
    <style:style style:name="P29" style:family="paragraph" style:parent-style-name="Standard" style:list-style-name="L5">
      <style:paragraph-properties fo:text-align="start" style:justify-single-word="false"/>
      <style:text-properties style:font-name="Liberation Sans" fo:font-size="14pt" fo:font-weight="normal" officeooo:rsid="001ed43f" officeooo:paragraph-rsid="001ed43f" style:font-size-asian="12.25pt" style:font-weight-asian="normal" style:font-size-complex="14pt" style:font-weight-complex="normal"/>
    </style:style>
    <style:style style:name="P30" style:family="paragraph" style:parent-style-name="Standard" style:list-style-name="L6">
      <style:paragraph-properties fo:text-align="start" style:justify-single-word="false"/>
      <style:text-properties style:font-name="Liberation Sans" fo:font-size="14pt" fo:font-weight="normal" officeooo:rsid="001d93fc" officeooo:paragraph-rsid="00141dfe" style:font-size-asian="12.25pt" style:font-weight-asian="normal" style:font-size-complex="14pt" style:font-weight-complex="normal"/>
    </style:style>
    <style:style style:name="P31" style:family="paragraph" style:parent-style-name="Standard" style:list-style-name="L5">
      <style:paragraph-properties fo:text-align="start" style:justify-single-word="false"/>
      <style:text-properties style:font-name="Liberation Sans" fo:font-size="14pt" fo:font-weight="bold" officeooo:rsid="001321c1" officeooo:paragraph-rsid="001ed43f" style:font-size-asian="12.25pt" style:font-weight-asian="bold" style:font-size-complex="14pt" style:font-weight-complex="bold"/>
    </style:style>
    <style:style style:name="P32" style:family="paragraph" style:parent-style-name="Standard" style:list-style-name="L5">
      <style:paragraph-properties fo:text-align="start" style:justify-single-word="false"/>
      <style:text-properties style:font-name="Liberation Sans" fo:font-size="14pt" fo:font-weight="bold" officeooo:rsid="001ed43f" officeooo:paragraph-rsid="001ed43f" style:font-size-asian="12.25pt" style:font-weight-asian="bold" style:font-size-complex="14pt" style:font-weight-complex="bold"/>
    </style:style>
    <style:style style:name="P33" style:family="paragraph" style:parent-style-name="Standard" style:list-style-name="L7">
      <style:paragraph-properties fo:text-align="start" style:justify-single-word="false"/>
      <style:text-properties style:font-name="Liberation Sans" fo:font-size="12.75pt" officeooo:rsid="001052d8" officeooo:paragraph-rsid="001052d8"/>
    </style:style>
    <style:style style:name="T1" style:family="text">
      <style:text-properties fo:font-weight="normal" style:font-weight-asian="normal" style:font-weight-complex="normal"/>
    </style:style>
    <style:style style:name="T2" style:family="text">
      <style:text-properties fo:font-weight="normal" officeooo:rsid="000fcf11" style:font-weight-asian="normal" style:font-weight-complex="normal"/>
    </style:style>
    <style:style style:name="T3" style:family="text">
      <style:text-properties fo:font-weight="normal" officeooo:rsid="001c21df" style:font-weight-asian="normal" style:font-weight-complex="normal"/>
    </style:style>
    <style:style style:name="T4" style:family="text">
      <style:text-properties fo:font-weight="normal" officeooo:rsid="001e70ca" style:font-weight-asian="normal" style:font-weight-complex="normal"/>
    </style:style>
    <style:style style:name="T5" style:family="text">
      <style:text-properties fo:font-weight="normal" officeooo:rsid="001ed43f" style:font-weight-asian="normal" style:font-weight-complex="normal"/>
    </style:style>
    <style:style style:name="T6" style:family="text">
      <style:text-properties fo:font-weight="normal" officeooo:rsid="0025f9e8" style:font-weight-asian="normal" style:font-weight-complex="normal"/>
    </style:style>
    <style:style style:name="T7" style:family="text">
      <style:text-properties officeooo:rsid="00141dfe"/>
    </style:style>
    <style:style style:name="T8" style:family="text">
      <style:text-properties officeooo:rsid="001c21df"/>
    </style:style>
    <style:style style:name="T9" style:family="text">
      <style:text-properties officeooo:rsid="001d0a4e"/>
    </style:style>
    <style:style style:name="T10" style:family="text">
      <style:text-properties officeooo:rsid="001d5dff"/>
    </style:style>
    <style:style style:name="T11" style:family="text">
      <style:text-properties officeooo:rsid="001e70ca"/>
    </style:style>
    <style:style style:name="T12" style:family="text">
      <style:text-properties officeooo:rsid="001ed43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66cm" fo:text-indent="-0.635cm" fo:margin-left="1.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1cm" fo:text-indent="-0.635cm" fo:margin-left="2.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36cm" fo:text-indent="-0.635cm" fo:margin-left="2.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1cm" fo:text-indent="-0.635cm" fo:margin-left="3.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06cm" fo:text-indent="-0.635cm" fo:margin-left="4.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1cm" fo:text-indent="-0.635cm" fo:margin-left="4.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76cm" fo:text-indent="-0.635cm" fo:margin-left="5.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1cm" fo:text-indent="-0.635cm" fo:margin-left="6.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46cm" fo:text-indent="-0.635cm" fo:margin-left="6.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1cm" fo:text-indent="-0.635cm" fo:margin-left="7.28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683cm" fo:text-indent="-0.635cm" fo:margin-left="1.6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6.272cm" fo:text-indent="-0.635cm" fo:margin-left="6.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07cm" fo:text-indent="-0.635cm" fo:margin-left="6.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2cm" fo:text-indent="-0.635cm" fo:margin-left="7.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77cm" fo:text-indent="-0.635cm" fo:margin-left="8.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12cm" fo:text-indent="-0.635cm" fo:margin-left="8.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47cm" fo:text-indent="-0.635cm" fo:margin-left="9.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82cm" fo:text-indent="-0.635cm" fo:margin-left="10.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17cm" fo:text-indent="-0.635cm" fo:margin-left="10.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52cm" fo:text-indent="-0.635cm" fo:margin-left="11.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87cm" fo:text-indent="-0.635cm" fo:margin-left="11.98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L226</text:p>
      <text:p text:style-name="P3">Assignment 4</text:p>
      <text:p text:style-name="P21">Memory Request Ordering </text:p>
      <text:p text:style-name="P1"><text:span text:style-name="T8">Introduction</text:span>:</text:p>
      <text:p text:style-name="P19"><text:span text:style-name="T2">In this assignment I use a basic </text:span><text:span text:style-name="T1">MIPS interpreter </text:span><text:span text:style-name="T3">with</text:span><text:span text:style-name="T2"> DRAM timing model.</text:span></text:p>
      <text:p text:style-name="P7">My MIPS interpreter has register file as:</text:p>
      <text:list xml:id="list3036999545" text:style-name="L1">
        <text:list-item>
          <text:p text:style-name="P22"><text:s text:c="9"/>$zero =&gt; $0</text:p>
        </text:list-item>
        <text:list-item>
          <text:p text:style-name="P22"><text:s text:c="9"/>$at <text:s/>=&gt; $1</text:p>
        </text:list-item>
        <text:list-item>
          <text:p text:style-name="P22"><text:s text:c="9"/>$2-3 =&gt; $v0-v1</text:p>
        </text:list-item>
        <text:list-item>
          <text:p text:style-name="P22"><text:s text:c="9"/>$4-7 =&gt; $a0-a3</text:p>
        </text:list-item>
        <text:list-item>
          <text:p text:style-name="P22"><text:s text:c="9"/>$8-17 =&gt; $t0-t9</text:p>
        </text:list-item>
        <text:list-item>
          <text:p text:style-name="P22"><text:s text:c="9"/>$18-25 =&gt; $s0-s7</text:p>
        </text:list-item>
        <text:list-item>
          <text:p text:style-name="P22"><text:s text:c="9"/>$26-27 =&gt; $k0-k1</text:p>
        </text:list-item>
        <text:list-item>
          <text:p text:style-name="P22"><text:s text:c="9"/>$28 =&gt; $gp</text:p>
        </text:list-item>
        <text:list-item>
          <text:p text:style-name="P22"><text:s text:c="9"/>$29 =&gt; $sp</text:p>
        </text:list-item>
        <text:list-item>
          <text:p text:style-name="P22">$30 =&gt; $fp</text:p>
        </text:list-item>
        <text:list-item>
          <text:p text:style-name="P22">$31 =&gt; $ra</text:p>
        </text:list-item>
      </text:list>
      <text:p text:style-name="P8">My MIPS interpreter has imstruction memory seperated from <text:s/>data memory.</text:p>
      <text:p text:style-name="P8"/>
      <text:p text:style-name="P4">Approach:</text:p>
      <text:p text:style-name="P12">In this assignment, I had declared a queue for lw/sw operations which does not use the current row buffer. And if the a lw or sw instruction uses the current row buffer then I execute that instruction. </text:p>
      <text:p text:style-name="P12">Now for handeling the queue instructions I do the following:</text:p>
      <text:list xml:id="list589396848" text:style-name="L2">
        <text:list-item>
          <text:p text:style-name="P23">for every following instruction, I check wheather that instruction is safe to execute or not.</text:p>
        </text:list-item>
        <text:list-item>
          <text:p text:style-name="P23">If the instruction is safe then I execute it but if it is not safe then I first execute all the pending instructions that are present in the queue.</text:p>
        </text:list-item>
        <text:list-item>
          <text:p text:style-name="P23">When I reached the end of the program, I check if my queue is empty or not: if it is empty then the program is completely executed and if the queue is not empty then I execute all the <text:span text:style-name="T9">instructions in the queue</text:span>.</text:p>
        </text:list-item>
        <text:list-item>
          <text:p text:style-name="P24">To make sure that the it takes minimum number of row buffer updates, before processing the queue, I firslty sort the instructions in the queue increasing order of their row number.</text:p>
        </text:list-item>
      </text:list>
      <text:p text:style-name="P13"/>
      <text:p text:style-name="P13">Now to check if the coming instruction is safe or not, I check the following things:</text:p>
      <text:p text:style-name="P13">1) If the instruction is a add/sub/mul/<text:span text:style-name="T10">addi</text:span> then:</text:p>
      <text:list xml:id="list3176316203" text:style-name="L3">
        <text:list-item>
          <text:p text:style-name="P25">I iterate through all the queue instructions for a given coming instruction.</text:p>
        </text:list-item>
        <text:list-item>
          <text:p text:style-name="P26">If a queue instruction is sw then every instruction in which address register is same as <text:span text:style-name="T10">destination register of given instruction is unsafe, every instruction in which source register is same as destination register of given instruction is unsafe else every sw instruction is safe.</text:span></text:p>
        </text:list-item>
        <text:list-item>
          <text:p text:style-name="P26"><text:soft-page-break/><text:span text:style-name="T10"><text:s/></text:span>If a queue instruction is <text:span text:style-name="T10">l</text:span>w then every instruction in which address register is same as <text:span text:style-name="T10">destination register of given instruction is unsafe, every instruction in which destination register of lw is same as any register of given instruction is unsafe else every lw instruction is safe.</text:span></text:p>
        </text:list-item>
      </text:list>
      <text:p text:style-name="P14"/>
      <text:p text:style-name="P14">2) <text:span text:style-name="T9">If the instruction is a </text:span>beq/bne<text:span text:style-name="T9"> then </text:span>every sw instruction is safe and for lw <text:tab/>ones, if the destination register is same to any of the bne/beq registers <text:tab/>then the instruction is unsafe else every instruction is safe.</text:p>
      <text:p text:style-name="P14"/>
      <text:p text:style-name="P15">3) <text:span text:style-name="T11">I</text:span><text:span text:style-name="T9">f the instruction is a </text:span>beq/bne<text:span text:style-name="T9"> then </text:span>every sw instruction is safe and for lw <text:tab/>ones, if the destination register is same to any of the <text:span text:style-name="T11">sw/lw</text:span> registers <text:tab/>then the instruction is unsafe <text:span text:style-name="T11">and if the address register is same to first <text:tab/>register of given lw/sw instruction then it is unsafe else every instruction <text:tab/>is safe.</text:span></text:p>
      <text:p text:style-name="P10"/>
      <text:p text:style-name="P6">Strength of my approach:</text:p>
      <text:p text:style-name="P16">The strength of my approach are:</text:p>
      <text:list xml:id="list2344310010" text:style-name="L4">
        <text:list-item>
          <text:p text:style-name="P27">Due to the sorting of the queue, my code can execute a queue of different row numbers with least number of cycles.</text:p>
        </text:list-item>
        <text:list-item>
          <text:p text:style-name="P27">My code can efficiently execute cases like:</text:p>
          <text:p text:style-name="P27">sw $t0 0($s0) # $s0 = 1000</text:p>
        </text:list-item>
      </text:list>
      <text:p text:style-name="P5"><text:tab/><text:span text:style-name="T11">s</text:span><text:span text:style-name="T4">w $t1 0($s1) #$s1 = 2500</text:span></text:p>
      <text:p text:style-name="P17"><text:tab/>add $t0 $t1 $t2</text:p>
      <text:p text:style-name="P17"><text:tab/>lw $t2 4($s0)</text:p>
      <text:p text:style-name="P18"><text:tab/></text:p>
      <text:p text:style-name="P18"><text:tab/>In the above code, add operation is safe and can run without executing </text:p>
      <text:p text:style-name="P17"><text:tab/>sw $t1 0($s1) instruction.</text:p>
      <text:p text:style-name="P5"/>
      <text:p text:style-name="P5"/>
      <text:p text:style-name="P5">Weekness of my approach:</text:p>
      <text:p text:style-name="P11"><text:span text:style-name="T12">The weekness of my approach are</text:span>:</text:p>
      <text:p text:style-name="P11"/>
      <text:list xml:id="list1558930452" text:style-name="L5">
        <text:list-item>
          <text:p text:style-name="P29">As I use sorting of queue to achieve less number of cycles, so there might be cases where sequential order of the instruction will change. It will not cahnge the values of the register, just the order will change.</text:p>
        </text:list-item>
        <text:list-item>
          <text:p text:style-name="P29">My code cannot efficiently handle these kind of situations:</text:p>
          <text:p text:style-name="P28">sw $t0 0($s0) # $s0 = 1000</text:p>
          <text:p text:style-name="P31"><text:span text:style-name="T11">s</text:span><text:span text:style-name="T4">w $t1 0($s1) #$s1 = 2500</text:span></text:p>
          <text:p text:style-name="P32"><text:span text:style-name="T6">l</text:span><text:span text:style-name="T1">w $t2 0($s2) #s2 = 3100</text:span></text:p>
          <text:p text:style-name="P31"><text:span text:style-name="T4">add $t0 $t</text:span><text:span text:style-name="T5">3</text:span><text:span text:style-name="T4"> $t2</text:span></text:p>
          <text:p text:style-name="P28">lw $t2 4($s0)</text:p>
        </text:list-item>
      </text:list>
      <text:p text:style-name="P9"><text:tab/></text:p>
      <text:p text:style-name="P9"><text:tab/><text:span text:style-name="T12">In the above code, add operation is unsafe, but can efficiently run just <text:tab/>by running the $t2 line, but by approach will run both above line which <text:tab/>are in the queue. </text:span></text:p>
      <text:p text:style-name="P5"><text:soft-page-break/>Testing strategy:</text:p>
      <text:list xml:id="list3509960440" text:style-name="L6">
        <text:list-item>
          <text:p text:style-name="P30">First complie <text:span text:style-name="T7">both</text:span> the .cpp file by writing on the terminal: <text:s text:c="42"/>g++ <text:span text:style-name="T8">a4_main</text:span><text:span text:style-name="T7">1</text:span>.cpp <text:span text:style-name="T8">a4_main2.cpp</text:span> -o <text:span text:style-name="T8">a4</text:span><text:span text:style-name="T7"> . </text:span></text:p>
        </text:list-item>
        <text:list-item>
          <text:p text:style-name="P30">It will create <text:span text:style-name="T7">two</text:span> excuetable “<text:span text:style-name="T8">a4</text:span>” .</text:p>
        </text:list-item>
        <text:list-item>
          <text:p text:style-name="P30">To run <text:span text:style-name="T7">each</text:span> excuetable, type: <text:s text:c="75"/>./<text:span text:style-name="T8">a4</text:span> (text file name) <text:span text:style-name="T7">(row access delay) (column access delay)</text:span>.</text:p>
        </text:list-item>
        <text:list-item>
          <text:p text:style-name="P30">The required output will be printed on the terminal.</text:p>
        </text:list-item>
      </text:list>
      <text:p text:style-name="P9"><text:s text:c="14"/></text:p>
      <text:p text:style-name="P20"/>
      <text:list xml:id="list3100722087" text:style-name="L7">
        <text:list-header>
          <text:p text:style-name="P33"/>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1T22:05:24.494574513</meta:creation-date>
    <dc:date>2021-04-11T00:20:34.718502552</dc:date>
    <meta:editing-duration>PT22M1S</meta:editing-duration>
    <meta:editing-cycles>7</meta:editing-cycles>
    <meta:generator>LibreOffice/6.4.6.2$Linux_X86_64 LibreOffice_project/40$Build-2</meta:generator>
    <meta:document-statistic meta:table-count="0" meta:image-count="0" meta:object-count="0" meta:page-count="3" meta:paragraph-count="61" meta:word-count="728" meta:character-count="4146" meta:non-whitespace-character-count="3266"/>
  </office:meta>
</office:document-meta>
</file>